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devesh@Devesh:~/work$ ls -l</text:p>
      <text:p text:style-name="Standard">total 40</text:p>
      <text:p text:style-name="Standard">-rw-rw-r-- 1 devesh devesh <text:s text:c="2"/>181 Jan 30 12:00 file1</text:p>
      <text:p text:style-name="Standard">-rw-rw-r-- 1 devesh devesh <text:s text:c="3"/>76 Jan 29 22:29 file2</text:p>
      <text:p text:style-name="Standard">-rw-rw-r-- 1 devesh devesh <text:s text:c="3"/>68 Jan 29 21:22 file3</text:p>
      <text:p text:style-name="Standard">-rw-rw-r-- 1 devesh devesh <text:s text:c="3"/>74 Jan 29 22:28 file4</text:p>
      <text:p text:style-name="Standard">-rw-rw-r-- 1 devesh devesh 16483 Feb <text:s/>1 14:38 geekfile.txt</text:p>
      <text:p text:style-name="Standard">-rw-rw-r-- 2 devesh devesh <text:s text:c="4"/>0 Jan 27 10:14 hard_test_link</text:p>
      <text:p text:style-name="Standard">drwxrwxr-x 4 devesh devesh <text:s/>4096 Jan 29 05:58 module1</text:p>
      <text:p text:style-name="Standard">-rw-rw-r-- 2 devesh devesh <text:s text:c="4"/>0 Jan 27 10:14 test</text:p>
      <text:p text:style-name="Standard">lrwxrwxrwx 1 devesh devesh <text:s text:c="4"/>4 Jan 27 10:15 test_link -&gt; test</text:p>
      <text:p text:style-name="Standard">devesh@Devesh:~/work$ ls -l | grep '^-' | awk '$5 &gt; 1024 {print $0}'</text:p>
      <text:p text:style-name="Standard">-rw-rw-r-- 1 devesh devesh 16483 Feb <text:s/>1 14:38 geekfile.txt</text:p>
      <text:p text:style-name="Standard">devesh@Devesh:~/work$ ls -l | grep '^-' | awk '$5 &gt; 1024 {print $0}' &gt; large_file.txt</text:p>
      <text:p text:style-name="Standard">devesh@Devesh:~/work$ cat large_file.txt </text:p>
      <text:p text:style-name="Standard">-rw-rw-r-- 1 devesh devesh 16483 Feb <text:s/>1 14:38 geekfile.txt</text:p>
      <text:p text:style-name="Standard">devesh@Devesh:~/work$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1T14:43:13.626050002</meta:creation-date>
    <dc:date>2025-02-01T14:44:53.100041502</dc:date>
    <meta:editing-duration>PT1M42S</meta:editing-duration>
    <meta:editing-cycles>1</meta:editing-cycles>
    <meta:document-statistic meta:table-count="0" meta:image-count="0" meta:object-count="0" meta:page-count="1" meta:paragraph-count="17" meta:word-count="138" meta:character-count="855" meta:non-whitespace-character-count="705"/>
    <meta:generator>LibreOffice/7.3.7.2$Linux_X86_64 LibreOffice_project/30$Build-2</meta:generator>
  </office:meta>
</office:document-meta>
</file>